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Menlo" svg:font-family="Menlo, Monaco, Consolas, 'Courier New', monospace"/>
    <style:font-face style:name="SFMono-Regular" svg:font-family="SFMono-Regular, Consolas, 'Liberation Mono', Menlo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57b2" officeooo:paragraph-rsid="000157b2"/>
    </style:style>
    <style:style style:name="P2" style:family="paragraph" style:parent-style-name="Standard">
      <style:text-properties fo:color="#ff3333" officeooo:rsid="00029be6" officeooo:paragraph-rsid="00029be6"/>
    </style:style>
    <style:style style:name="P3" style:family="paragraph" style:parent-style-name="Standard">
      <style:text-properties fo:color="#ff3333" officeooo:rsid="000a7091" officeooo:paragraph-rsid="000a7091"/>
    </style:style>
    <style:style style:name="P4" style:family="paragraph" style:parent-style-name="Standard">
      <style:text-properties fo:color="#ff3333" officeooo:rsid="00034c1a" officeooo:paragraph-rsid="00034c1a"/>
    </style:style>
    <style:style style:name="P5" style:family="paragraph" style:parent-style-name="Standard">
      <style:text-properties fo:color="#ff3333" officeooo:rsid="000b0292" officeooo:paragraph-rsid="000b0292"/>
    </style:style>
    <style:style style:name="P6" style:family="paragraph" style:parent-style-name="Standard">
      <style:text-properties fo:color="#000000" officeooo:rsid="00032bf3" officeooo:paragraph-rsid="00032bf3"/>
    </style:style>
    <style:style style:name="P7" style:family="paragraph" style:parent-style-name="Standard">
      <style:text-properties fo:color="#000000" officeooo:rsid="00034c1a" officeooo:paragraph-rsid="00034c1a"/>
    </style:style>
    <style:style style:name="P8" style:family="paragraph" style:parent-style-name="Standard">
      <style:text-properties fo:color="#000000" officeooo:rsid="000a7091" officeooo:paragraph-rsid="000a7091"/>
    </style:style>
    <style:style style:name="P9" style:family="paragraph" style:parent-style-name="Preformatted_20_Text">
      <style:text-properties fo:font-variant="normal" fo:text-transform="none" fo:color="#212529" style:font-name="Menlo" fo:font-size="11.25pt" fo:letter-spacing="normal" fo:font-style="normal" fo:font-weight="normal" officeooo:rsid="00077ca0" officeooo:paragraph-rsid="00077ca0"/>
    </style:style>
    <style:style style:name="P10" style:family="paragraph" style:parent-style-name="Preformatted_20_Text">
      <style:text-properties fo:font-variant="normal" fo:text-transform="none" fo:color="#212529" style:font-name="Menlo" fo:font-size="11.25pt" fo:letter-spacing="normal" fo:font-style="normal" fo:font-weight="normal" officeooo:rsid="0008a2f8" officeooo:paragraph-rsid="0008a2f8"/>
    </style:style>
    <style:style style:name="P11" style:family="paragraph" style:parent-style-name="Preformatted_20_Text">
      <style:text-properties fo:font-variant="normal" fo:text-transform="none" fo:color="#ff3333" style:font-name="Menlo" fo:font-size="11.25pt" fo:letter-spacing="normal" fo:font-style="normal" fo:font-weight="normal" officeooo:rsid="0008a2f8" officeooo:paragraph-rsid="0008a2f8"/>
    </style:style>
    <style:style style:name="P12" style:family="paragraph" style:parent-style-name="Preformatted_20_Text">
      <style:text-properties officeooo:paragraph-rsid="00077ca0"/>
    </style:style>
    <style:style style:name="P13" style:family="paragraph" style:parent-style-name="Standard">
      <style:text-properties fo:color="#000000" officeooo:rsid="00077ca0" officeooo:paragraph-rsid="00077ca0"/>
    </style:style>
    <style:style style:name="P14" style:family="paragraph" style:parent-style-name="Standard">
      <style:text-properties fo:color="#000000" officeooo:rsid="000b0292" officeooo:paragraph-rsid="000b0292"/>
    </style:style>
    <style:style style:name="P15" style:family="paragraph" style:parent-style-name="Standard">
      <style:text-properties fo:color="#000000" officeooo:rsid="000dc184" officeooo:paragraph-rsid="000dc184"/>
    </style:style>
    <style:style style:name="P16" style:family="paragraph" style:parent-style-name="Standard">
      <style:text-properties fo:color="#000000" officeooo:paragraph-rsid="000dc184"/>
    </style:style>
    <style:style style:name="T1" style:family="text">
      <style:text-properties fo:color="#ff3333"/>
    </style:style>
    <style:style style:name="T2" style:family="text">
      <style:text-properties fo:color="#000000"/>
    </style:style>
    <style:style style:name="T3" style:family="text">
      <style:text-properties fo:font-variant="normal" fo:text-transform="none" style:font-name="Consolas" fo:font-size="9.75pt" fo:letter-spacing="normal" fo:font-style="normal" fo:font-weight="normal" fo:background-color="transparent" loext:char-shading-value="0" loext:padding="0in" loext:border="none"/>
    </style:style>
    <style:style style:name="T4" style:family="text">
      <style:text-properties fo:font-variant="normal" fo:text-transform="none" fo:color="#212529" style:font-name="Menlo" fo:font-size="11.25pt" fo:letter-spacing="normal" fo:font-style="normal" fo:font-weight="normal" officeooo:rsid="00077ca0"/>
    </style:style>
    <style:style style:name="T5" style:family="text">
      <style:text-properties fo:font-variant="normal" fo:text-transform="none" fo:color="#24292e" style:font-name="SFMono-Regular" fo:font-size="9pt" fo:letter-spacing="normal" fo:font-style="normal" fo:font-weight="normal"/>
    </style:style>
    <style:style style:name="T6" style:family="text">
      <style:text-properties fo:font-variant="normal" fo:text-transform="none" fo:color="#24292e" style:font-name="SFMono-Regular" fo:font-size="9pt" fo:letter-spacing="normal" fo:font-style="normal" fo:font-weight="normal" officeooo:rsid="000dc184"/>
    </style:style>
    <style:style style:name="T7" style:family="text">
      <style:text-properties officeooo:rsid="000dc1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hrome install</text:span> </text:p>
      <text:p text:style-name="P1"><text:a xlink:type="simple" xlink:href="https://linuxize.com/post/how-to-install-google-chrome-web-browser-on-ubuntu-18-04/" text:style-name="Internet_20_link" text:visited-style-name="Visited_20_Internet_20_Link"><text:span text:style-name="T2">https://linuxize.com/post/how-to-install-google-chrome-web-browser-on-ubuntu-18-04/</text:span></text:a></text:p>
      <text:p text:style-name="P1"/>
      <text:p text:style-name="P2">Sublime text</text:p>
      <text:p text:style-name="P6"><text:a xlink:type="simple" xlink:href="https://linuxize.com/post/how-to-install-sublime-text-3-on-ubuntu-18-04/" text:style-name="Internet_20_link" text:visited-style-name="Visited_20_Internet_20_Link">https://linuxize.com/post/how-to-install-sublime-text-3-on-ubuntu-18-04/</text:a></text:p>
      <text:p text:style-name="P6"/>
      <text:p text:style-name="P4">Skype </text:p>
      <text:p text:style-name="P13">https://askubuntu.com/questions/887389/how-to-install-skype-for-linux-in-ubuntu-16-04-via-console-only</text:p>
      <text:p text:style-name="P7"/>
      <text:p text:style-name="P12"><text:span text:style-name="T4">1. </text:span><text:span text:style-name="Source_20_Text"><text:span text:style-name="T3">sudo apt install apt-transport-https</text:span></text:span></text:p>
      <text:p text:style-name="P12"><text:span text:style-name="T4">2.</text:span><text:span text:style-name="Source_20_Text"><text:span text:style-name="T3">curl https://repo.skype.com/data/SKYPE-GPG-KEY | sudo apt-key add -</text:span></text:span></text:p>
      <text:p text:style-name="P12"><text:span text:style-name="T4">3. </text:span><text:span text:style-name="Source_20_Text"><text:span text:style-name="T3">echo "deb https://repo.skype.com/deb stable main" | sudo tee /etc/apt/sources.list.d/skypeforlinux.list</text:span></text:span></text:p>
      <text:p text:style-name="P12"><text:span text:style-name="T4">4. </text:span><text:span text:style-name="Source_20_Text"><text:span text:style-name="T3">sudo apt update</text:span></text:span></text:p>
      <text:p text:style-name="P12"><text:span text:style-name="T4">5. </text:span><text:span text:style-name="Source_20_Text"><text:span text:style-name="T3">sudo apt install skypeforlinux</text:span></text:span></text:p>
      <text:p text:style-name="P9"/>
      <text:p text:style-name="P11">PHP </text:p>
      <text:p text:style-name="P10">sudo apt-get update</text:p>
      <text:p text:style-name="P10"/>
      <text:p text:style-name="P10">sudo apt-get install apache2</text:p>
      <text:p text:style-name="P10"/>
      <text:p text:style-name="P10">sudo apt-get install mysql-server</text:p>
      <text:p text:style-name="P10"/>
      <text:p text:style-name="P10">sudo apt-get update</text:p>
      <text:p text:style-name="P10">sudo apt -y install software-properties-common</text:p>
      <text:p text:style-name="P10">sudo add-apt-repository ppa:ondrej/php</text:p>
      <text:p text:style-name="P10">sudo apt-get update</text:p>
      <text:p text:style-name="P10"/>
      <text:p text:style-name="P10">sudo apt -y install php7.4</text:p>
      <text:p text:style-name="P10"/>
      <text:p text:style-name="P10">sudo apt-get install -y php7.4-{bcmath,bz2,intl,gd,mbstring,mysql,zip,common}</text:p>
      <text:p text:style-name="P10"/>
      <text:p text:style-name="P10">sudo apt-get update</text:p>
      <text:p text:style-name="P10">sudo apt-get install phpmyadmin php-mbstring php-gettext</text:p>
      <text:p text:style-name="P7"/>
      <text:p text:style-name="P7"/>
      <text:p text:style-name="P3">Visual Studio:</text:p>
      <text:p text:style-name="P8"><text:a xlink:type="simple" xlink:href="https://linuxize.com/post/how-to-install-visual-studio-code-on-ubuntu-18-04/" text:style-name="Internet_20_link" text:visited-style-name="Visited_20_Internet_20_Link">https://linuxize.com/post/how-to-install-visual-studio-code-on-ubuntu-18-04/</text:a></text:p>
      <text:p text:style-name="P8"/>
      <text:p text:style-name="P5">Filezilla:</text:p>
      <text:p text:style-name="P14"><text:a xlink:type="simple" xlink:href="https://tecadmin.net/install-filezilla-in-ubuntu-and-linuxmint/" text:style-name="Internet_20_link" text:visited-style-name="Visited_20_Internet_20_Link">https://tecadmin.net/install-filezilla-in-ubuntu-and-linuxmint/</text:a></text:p>
      <text:p text:style-name="P14"/>
      <text:p text:style-name="P15">Composer:</text:p>
      <text:p text:style-name="P16"><text:span text:style-name="T7">1. </text:span><text:span text:style-name="T5">curl -sS https://getcomposer.org/installer | php</text:span></text:p>
      <text:p text:style-name="P16"><text:span text:style-name="T6">2. </text:span><text:span text:style-name="T5">sudo mv composer.phar /usr/local/bin/composer</text:span></text:p>
      <text:p text:style-name="P16"><text:span text:style-name="T6">3. chmod +x /usr/local/bin/compos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Menlo" svg:font-family="Menlo, Monaco, Consolas, 'Courier New', monospace"/>
    <style:font-face style:name="SFMono-Regular" svg:font-family="SFMono-Regular, Consolas, 'Liberation Mono', Menlo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3T08:24:59.874746540</meta:creation-date>
    <meta:generator>LibreOffice/5.1.6.2$Linux_X86_64 LibreOffice_project/10m0$Build-2</meta:generator>
    <dc:date>2021-03-14T01:18:29.835356231</dc:date>
    <meta:editing-duration>PT5H43M26S</meta:editing-duration>
    <meta:editing-cycles>11</meta:editing-cycles>
    <meta:document-statistic meta:table-count="0" meta:image-count="0" meta:object-count="0" meta:page-count="1" meta:paragraph-count="31" meta:word-count="105" meta:character-count="1245" meta:non-whitespace-character-count="1168"/>
  </office:meta>
</office:document-meta>
</file>